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7b37" officeooo:paragraph-rsid="00117b37"/>
    </style:style>
    <style:style style:name="P2" style:family="paragraph" style:parent-style-name="Standard">
      <style:text-properties officeooo:rsid="0012df52" officeooo:paragraph-rsid="0012df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tutorial:</text:p>
      <text:p text:style-name="P2">Initial conten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1T23:29:29.395660186</meta:creation-date>
    <dc:date>2020-12-31T23:38:57.281647677</dc:date>
    <meta:editing-duration>PT3M38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" meta:word-count="4" meta:character-count="28" meta:non-whitespace-character-count="26"/>
  </office:meta>
</office:document-meta>
</file>